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ventCollection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ventCollection.ServerEventCollection( long listenerId , RemoteEvent [ ]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vent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vent.ServerEvent( int type , String path ,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EventCollection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